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_Main" svg:font-family="MathJax_Ma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style:font-name="MathJax_Main" officeooo:rsid="000ab9b5" officeooo:paragraph-rsid="00104366"/>
    </style:style>
    <style:style style:name="P2" style:family="paragraph" style:parent-style-name="Standard">
      <style:text-properties style:font-name="MathJax_Main" officeooo:rsid="00094268" officeooo:paragraph-rsid="000ab9b5"/>
    </style:style>
    <style:style style:name="P3" style:family="paragraph" style:parent-style-name="Standard" style:list-style-name="L1">
      <style:paragraph-properties fo:text-align="start" style:justify-single-word="false"/>
      <style:text-properties style:font-name="MathJax_Main" officeooo:rsid="000ab9b5" officeooo:paragraph-rsid="000ab9b5"/>
    </style:style>
    <style:style style:name="P4" style:family="paragraph" style:parent-style-name="Standard" style:list-style-name="L1">
      <style:paragraph-properties fo:text-align="start" style:justify-single-word="false"/>
      <style:text-properties style:font-name="MathJax_Main" officeooo:rsid="000c39f7" officeooo:paragraph-rsid="000c39f7"/>
    </style:style>
    <style:style style:name="P5" style:family="paragraph" style:parent-style-name="Standard" style:list-style-name="L1">
      <style:paragraph-properties fo:text-align="start" style:justify-single-word="false"/>
      <style:text-properties style:font-name="MathJax_Main" officeooo:rsid="000dc6ef" officeooo:paragraph-rsid="000dc6ef"/>
    </style:style>
    <style:style style:name="P6" style:family="paragraph" style:parent-style-name="Standard" style:list-style-name="L1">
      <style:paragraph-properties fo:text-align="start" style:justify-single-word="false"/>
      <style:text-properties style:font-name="MathJax_Main" officeooo:rsid="000e875d" officeooo:paragraph-rsid="000e875d"/>
    </style:style>
    <style:style style:name="P7" style:family="paragraph" style:parent-style-name="Heading_20_1">
      <style:text-properties style:font-name="MathJax_Main"/>
    </style:style>
    <style:style style:name="T1" style:family="text">
      <style:text-properties officeooo:rsid="000dc6ef"/>
    </style:style>
    <style:style style:name="T2" style:family="text">
      <style:text-properties fo:font-style="italic" style:font-style-asian="italic" style:font-style-complex="italic"/>
    </style:style>
    <style:style style:name="T3" style:family="text">
      <style:text-properties fo:font-style="italic" officeooo:rsid="001516a6"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516a6"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516a6" style:font-style-asian="italic" style:font-weight-asian="bold" style:font-style-complex="italic" style:font-weight-complex="bold"/>
    </style:style>
    <style:style style:name="T8" style:family="text">
      <style:text-properties officeooo:rsid="00104366"/>
    </style:style>
    <style:style style:name="T9" style:family="text">
      <style:text-properties officeooo:rsid="001516a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Análisis de <text:span text:style-name="T6">Arm</text:span><text:span text:style-name="T7">a</text:span><text:span text:style-name="T6">tuevento</text:span></text:h>
      <text:p text:style-name="P2"/>
      <text:list xml:id="list4612537452753406862" text:style-name="L1">
        <text:list-item>
          <text:p text:style-name="P3">Deseo excluir completamente de mi plataforma a aquellos proveedores que no abonan o me sirve permitirles cirto acceso gratuito?</text:p>
          <text:list>
            <text:list-item>
              <text:p text:style-name="P3">El acceso de los proveedores puede ser gratis con restricciones en el perfil y pago el destacado. </text:p>
            </text:list-item>
          </text:list>
        </text:list-item>
        <text:list-item>
          <text:p text:style-name="P3">Hace falta brindar una sincronización entre las herramientas que manejan los proveedores para administrar su negocio (agenda)?</text:p>
          <text:list>
            <text:list-item>
              <text:p text:style-name="P4">Qué herramienta utilizan los proveedores para administrar sus eventos, podemos ofrecerle algo mejor? Es preferible articular con, por ejemplo Google calendar u otra?</text:p>
            </text:list-item>
          </text:list>
        </text:list-item>
        <text:list-item>
          <text:p text:style-name="P4">Enviar mensajes de recordatorios sobre presupuestos pendientes para los proveedores.</text:p>
        </text:list-item>
        <text:list-item>
          <text:p text:style-name="P4">Cartera de proveedores favoritos.</text:p>
        </text:list-item>
        <text:list-item>
          <text:p text:style-name="P4">Cómo vamos a garantizar que el contenido de los anuncios sea el adecuado? <text:span text:style-name="T1">(mantenimiento)</text:span></text:p>
        </text:list-item>
        <text:list-item>
          <text:p text:style-name="P5">Automatización de altas y bajas de proveedores en función de tener la cuota al día?</text:p>
          <text:list>
            <text:list-item>
              <text:p text:style-name="P5">Quizás es contraproducente automatizarlo, quizás el rubro necesita cierto margen librado a la informalidad para no generar disgustos en los proveedores.( <text:span text:style-name="T2">vos me conocés, sabés que siempre te pago</text:span>). Lo que no quita que sea imprescindible saber llevar estadísticas de cual es el caudal de trabajo que aporta la aplicación al proveedor y si se encuntran al día, coparativas entre los destacados de su mismo rubro. </text:p>
            </text:list-item>
          </text:list>
        </text:list-item>
        <text:list-item>
          <text:p text:style-name="P6">Que Armátuevento coordine promociones entre los destacados, <text:span text:style-name="T8">quizás utilizando períodos “de baja reserva” de los proveedores. Ej: entre feb y marzo coinciden un catering, un salón y un locutor en que no tienen reservas y prefieren resignar un porcentaje de las ganancias pero concretar una fecha.</text:span></text:p>
        </text:list-item>
        <text:list-item>
          <text:p text:style-name="P6">Publicitar en relación a las últimas búsquedas del usuario, aquellas publicaciones destacadas o quizás que abonen una diferencia.</text:p>
        </text:list-item>
        <text:list-item>
          <text:p text:style-name="P6">Además de la implementación de filtros para las búsquedas, así como hace mercadolibre, amazon,etc. Vale pensar una regionalización de la estética? Es decir, si las busquedas son en madryn, que haya un fondo del Indio o de lugares típicos tradicionales de acá, lo mismo con Trelew por ejemplo. </text:p>
        </text:list-item>
        <text:list-item>
          <text:p text:style-name="P6">Permiir la difusión del evento armado, en caso de que el evento sea públic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_Main" svg:font-family="MathJax_Ma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MathJax_Main" officeooo:rsid="000ab9b5" officeooo:paragraph-rsid="0010436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nálisis y Diseño de Sistemas - UNPSJ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1:46:01.118642809</meta:creation-date>
    <meta:editing-duration>PT1M50S</meta:editing-duration>
    <meta:editing-cycles>5</meta:editing-cycles>
    <meta:generator>LibreOffice/5.1.6.2$Linux_x86 LibreOffice_project/10m0$Build-2</meta:generator>
    <dc:date>2018-04-09T23:06:23.594010836</dc:date>
    <meta:document-statistic meta:table-count="0" meta:image-count="0" meta:object-count="0" meta:page-count="1" meta:paragraph-count="15" meta:word-count="334" meta:character-count="2084" meta:non-whitespace-character-count="1775"/>
  </office:meta>
</office:document-meta>
</file>